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ff420e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/>
    </style:style>
    <style:style style:name="ce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61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60">
      <style:table-cell-properties fo:background-color="#83ca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84d1"/>
    </style:style>
    <style:style style:name="ce15" style:family="table-cell" style:parent-style-name="Default">
      <style:table-cell-properties fo:background-color="#cccc00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60">
      <style:table-cell-properties fo:background-color="#0084d1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1" style:family="table-cell" style:parent-style-name="Default" style:data-style-name="N60">
      <style:table-cell-properties fo:background-color="#33a3a3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Srodek">
      <style:table-cell-properties fo:background-color="transparent" fo:border="none"/>
    </style:style>
    <style:style style:name="ce25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7da647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7.4547in" svg:height="4.1524in" svg:x="0.1949in" svg:y="2.7008in">
            <draw:object draw:notify-on-update-of-ranges="Arkusz1.A4:Arkusz1.A4 Arkusz1.V4:Arkusz1.V4 Arkusz1.Z4:Arkusz1.Z4 Arkusz1.W4:Arkusz1.W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547in" svg:height="4.1618in" svg:x="7.7689in" svg:y="2.6921in">
            <draw:object draw:notify-on-update-of-ranges="Arkusz1.A5:Arkusz1.A5 Arkusz1.V5:Arkusz1.V5 Arkusz1.Z5:Arkusz1.Z5 Arkusz1.W5:Arkusz1.W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4" table:default-cell-style-name="ce12"/>
        <table:table-column table:style-name="co2" table:number-columns-repeated="16" table:default-cell-style-name="Default"/>
        <table:table-column table:style-name="co1" table:default-cell-style-name="Default"/>
        <table:table-column table:style-name="co1" table:number-columns-repeated="3" table:default-cell-style-name="ce23"/>
        <table:table-column table:style-name="co3" table:default-cell-style-name="Default"/>
        <table:table-row table:style-name="ro1">
          <table:table-cell table:style-name="ce1" office:value-type="string" calcext:value-type="string">
            <text:p>U[V]</text:p>
          </table:table-cell>
          <table:table-cell table:style-name="ce10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5"/>
          <table:table-cell table:style-name="ce10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15"/>
          <table:table-cell table:style-name="ce10" office:value-type="float" office:value="150" calcext:value-type="float" table:number-columns-spanned="4" table:number-rows-spanned="1">
            <text:p>150</text:p>
          </table:table-cell>
          <table:covered-table-cell table:number-columns-repeated="3" table:style-name="ce15"/>
          <table:table-cell table:style-name="ce10" office:value-type="float" office:value="200" calcext:value-type="float" table:number-columns-spanned="4" table:number-rows-spanned="1">
            <text:p>200</text:p>
          </table:table-cell>
          <table:covered-table-cell table:number-columns-repeated="3" table:style-name="ce15"/>
          <table:table-cell table:style-name="ce10" office:value-type="float" office:value="250" calcext:value-type="float" table:number-columns-spanned="4" table:number-rows-spanned="1">
            <text:p>250</text:p>
          </table:table-cell>
          <table:covered-table-cell table:number-columns-repeated="3" table:style-name="ce15"/>
          <table:table-cell table:style-name="ce16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r[cm]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I[A]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4"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Srednie</text:p>
          </table:table-cell>
          <table:table-cell table:style-name="ce25" office:value-type="string" calcext:value-type="string" table:number-columns-spanned="3" table:number-rows-spanned="1">
            <text:p>Wartosci tabelaryczne [C/kg] oraz [C]:</text:p>
          </table:table-cell>
          <table:covered-table-cell table:number-columns-repeated="2" table:style-name="ce27"/>
          <table:table-cell/>
        </table:table-row>
        <table:table-row table:style-name="ro3">
          <table:table-cell office:value-type="string" calcext:value-type="string">
            <text:p>e/m [V/A^2]</text:p>
          </table:table-cell>
          <table:table-cell table:formula="of:=([.$B$11]*[.$B$1]*([.$C$9]^2) ) / ( ([.$H$10]*[.B3]*[.B2])^2)" office:value-type="float" office:value="31371226176.421" calcext:value-type="float">
            <text:p>3.14E+10</text:p>
          </table:table-cell>
          <table:table-cell table:formula="of:=([.$B$11]*[.$B$1]*([.$C$9]^2) ) / ( ([.$H$10]*[.C3]*[.C2])^2)" office:value-type="float" office:value="348569179738.011" calcext:value-type="float">
            <text:p>3.49E+11</text:p>
          </table:table-cell>
          <table:table-cell table:formula="of:=([.$B$11]*[.$B$1]*([.$C$9]^2) ) / ( ([.$H$10]*[.D3]*[.D2])^2)" office:value-type="float" office:value="49017540900.6578" calcext:value-type="float">
            <text:p>4.90E+10</text:p>
          </table:table-cell>
          <table:table-cell table:formula="of:=([.$B$11]*[.$B$1]*([.$C$9]^2) ) / ( ([.$H$10]*[.E3]*[.E2])^2)" office:value-type="float" office:value="7842806544.10525" calcext:value-type="float">
            <text:p>7.84E+09</text:p>
          </table:table-cell>
          <table:table-cell table:style-name="ce12" table:formula="of:=([.$B$11]*[.$F$1]*([.$C$9]^2) ) / ( ([.$H$10]*[.F3]*[.F2])^2)" office:value-type="float" office:value="116189726579.337" calcext:value-type="float">
            <text:p>1.16E+11</text:p>
          </table:table-cell>
          <table:table-cell table:style-name="ce12" table:formula="of:=([.$B$11]*[.$F$1]*([.$C$9]^2) ) / ( ([.$H$10]*[.G3]*[.G2])^2)" office:value-type="float" office:value="51639878479.7053" calcext:value-type="float">
            <text:p>5.16E+10</text:p>
          </table:table-cell>
          <table:table-cell table:style-name="ce12" table:formula="of:=([.$B$11]*[.$F$1]*([.$C$9]^2) ) / ( ([.$H$10]*[.H3]*[.H2])^2)" office:value-type="float" office:value="29047431644.8342" calcext:value-type="float">
            <text:p>2.90E+10</text:p>
          </table:table-cell>
          <table:table-cell table:style-name="ce12" table:formula="of:=([.$B$11]*[.$F$1]*([.$C$9]^2) ) / ( ([.$H$10]*[.I3]*[.I2])^2)" office:value-type="float" office:value="2065595139.18821" calcext:value-type="float">
            <text:p>2.07E+09</text:p>
          </table:table-cell>
          <table:table-cell table:style-name="ce12" table:formula="of:=([.$B$11]*[.$J$1]*([.$C$9]^2) ) / ( ([.$H$10]*[.J3]*[.J2])^2)" office:value-type="float" office:value="1568561308821.05" calcext:value-type="float">
            <text:p>1.57E+12</text:p>
          </table:table-cell>
          <table:table-cell table:style-name="ce12" table:formula="of:=([.$B$11]*[.$J$1]*([.$C$9]^2) ) / ( ([.$H$10]*[.K3]*[.K2])^2)" office:value-type="float" office:value="697138359476.022" calcext:value-type="float">
            <text:p>6.97E+11</text:p>
          </table:table-cell>
          <table:table-cell table:style-name="ce12" table:formula="of:=([.$B$11]*[.$J$1]*([.$C$9]^2) ) / ( ([.$H$10]*[.L3]*[.L2])^2)" office:value-type="float" office:value="392140327205.262" calcext:value-type="float">
            <text:p>3.92E+11</text:p>
          </table:table-cell>
          <table:table-cell table:style-name="ce12" table:formula="of:=([.$B$11]*[.$J$1]*([.$C$9]^2) ) / ( ([.$H$10]*[.M3]*[.M2])^2)" office:value-type="float" office:value="15685613088.2105" calcext:value-type="float">
            <text:p>1.57E+10</text:p>
          </table:table-cell>
          <table:table-cell table:style-name="ce12" table:formula="of:=([.$B$11]*[.$N$1]*([.$C$9]^2) ) / ( ([.$H$10]*[.N3]*[.N2])^2)" office:value-type="float" office:value="232379453158.674" calcext:value-type="float">
            <text:p>2.32E+11</text:p>
          </table:table-cell>
          <table:table-cell table:style-name="ce12" table:formula="of:=([.$B$11]*[.$N$1]*([.$C$9]^2) ) / ( ([.$H$10]*[.O3]*[.O2])^2)" office:value-type="float" office:value="103279756959.411" calcext:value-type="float">
            <text:p>1.03E+11</text:p>
          </table:table-cell>
          <table:table-cell table:style-name="ce12" table:formula="of:=([.$B$11]*[.$N$1]*([.$C$9]^2) ) / ( ([.$H$10]*[.P3]*[.P2])^2)" office:value-type="float" office:value="58094863289.6685" calcext:value-type="float">
            <text:p>5.81E+10</text:p>
          </table:table-cell>
          <table:table-cell table:style-name="ce12" table:formula="of:=([.$B$11]*[.$N$1]*([.$C$9]^2) ) / ( ([.$H$10]*[.Q3]*[.Q2])^2)" office:value-type="float" office:value="9295178126.34696" calcext:value-type="float">
            <text:p>9.30E+09</text:p>
          </table:table-cell>
          <table:table-cell table:style-name="ce12" table:formula="of:=([.$B$11]*[.$R$1]*([.$C$9]^2) ) / ( ([.$H$10]*[.R3]*[.R2])^2)" office:value-type="float" office:value="290474316448.342" calcext:value-type="float">
            <text:p>2.90E+11</text:p>
          </table:table-cell>
          <table:table-cell table:style-name="ce12" table:formula="of:=([.$B$11]*[.$R$1]*([.$C$9]^2) ) / ( ([.$H$10]*[.S3]*[.S2])^2)" office:value-type="float" office:value="129099696199.263" calcext:value-type="float">
            <text:p>1.29E+11</text:p>
          </table:table-cell>
          <table:table-cell table:style-name="ce12" table:formula="of:=([.$B$11]*[.$R$1]*([.$C$9]^2) ) / ( ([.$H$10]*[.T3]*[.T2])^2)" office:value-type="float" office:value="72618579112.0856" calcext:value-type="float">
            <text:p>7.26E+10</text:p>
          </table:table-cell>
          <table:table-cell table:style-name="ce12" table:formula="of:=([.$B$11]*[.$R$1]*([.$C$9]^2) ) / ( ([.$H$10]*[.U3]*[.U2])^2)" office:value-type="float" office:value="46475890631.7348" calcext:value-type="float">
            <text:p>4.65E+10</text:p>
          </table:table-cell>
          <table:table-cell table:style-name="ce21" table:formula="of:=-AVERAGEA([.B4:.U4])" office:value-type="float" office:value="-212549336385.916" calcext:value-type="float">
            <text:p>-2.13E+011</text:p>
          </table:table-cell>
          <table:table-cell table:style-name="ce26" office:value-type="float" office:value="-175888201200" calcext:value-type="float" table:number-columns-spanned="3" table:number-rows-spanned="1">
            <text:p>-1.76E+011</text:p>
          </table:table-cell>
          <table:covered-table-cell table:number-columns-repeated="2" table:style-name="ce28"/>
          <table:table-cell table:style-name="ce29" office:value-type="string" calcext:value-type="string">
            <text:p>Tabelaryczne e/m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table:formula="of:=[.B4]*[.$D$12]" office:value-type="float" office:value="2.85772511597234E-020" calcext:value-type="float">
            <text:p>2.86E-20</text:p>
          </table:table-cell>
          <table:table-cell table:formula="of:=[.C4]*[.$D$12]" office:value-type="float" office:value="3.17525012885816E-019" calcext:value-type="float">
            <text:p>3.18E-19</text:p>
          </table:table-cell>
          <table:table-cell table:formula="of:=[.D4]*[.$D$12]" office:value-type="float" office:value="4.46519549370678E-020" calcext:value-type="float">
            <text:p>4.47E-20</text:p>
          </table:table-cell>
          <table:table-cell table:formula="of:=[.E4]*[.$D$12]" office:value-type="float" office:value="7.14431278993085E-021" calcext:value-type="float">
            <text:p>7.14E-21</text:p>
          </table:table-cell>
          <table:table-cell table:style-name="ce12" table:formula="of:=[.F4]*[.$D$12]" office:value-type="float" office:value="1.05841670961939E-019" calcext:value-type="float">
            <text:p>1.06E-19</text:p>
          </table:table-cell>
          <table:table-cell table:style-name="ce12" table:formula="of:=[.G4]*[.$D$12]" office:value-type="float" office:value="4.70407426497505E-020" calcext:value-type="float">
            <text:p>4.70E-20</text:p>
          </table:table-cell>
          <table:table-cell table:style-name="ce12" table:formula="of:=[.H4]*[.$D$12]" office:value-type="float" office:value="2.64604177404846E-020" calcext:value-type="float">
            <text:p>2.65E-20</text:p>
          </table:table-cell>
          <table:table-cell table:style-name="ce12" table:formula="of:=[.I4]*[.$D$12]" office:value-type="float" office:value="1.88162970599002E-021" calcext:value-type="float">
            <text:p>1.88E-21</text:p>
          </table:table-cell>
          <table:table-cell table:style-name="ce12" table:formula="of:=[.J4]*[.$D$12]" office:value-type="float" office:value="1.42886255798617E-018" calcext:value-type="float">
            <text:p>1.43E-18</text:p>
          </table:table-cell>
          <table:table-cell table:style-name="ce12" table:formula="of:=[.K4]*[.$D$12]" office:value-type="float" office:value="6.35050025771631E-019" calcext:value-type="float">
            <text:p>6.35E-19</text:p>
          </table:table-cell>
          <table:table-cell table:style-name="ce12" table:formula="of:=[.L4]*[.$D$12]" office:value-type="float" office:value="3.57215639496542E-019" calcext:value-type="float">
            <text:p>3.57E-19</text:p>
          </table:table-cell>
          <table:table-cell table:style-name="ce12" table:formula="of:=[.M4]*[.$D$12]" office:value-type="float" office:value="1.42886255798617E-020" calcext:value-type="float">
            <text:p>1.43E-20</text:p>
          </table:table-cell>
          <table:table-cell table:style-name="ce12" table:formula="of:=[.N4]*[.$D$12]" office:value-type="float" office:value="2.11683341923877E-019" calcext:value-type="float">
            <text:p>2.12E-19</text:p>
          </table:table-cell>
          <table:table-cell table:style-name="ce12" table:formula="of:=[.O4]*[.$D$12]" office:value-type="float" office:value="9.40814852995009E-020" calcext:value-type="float">
            <text:p>9.41E-20</text:p>
          </table:table-cell>
          <table:table-cell table:style-name="ce12" table:formula="of:=[.P4]*[.$D$12]" office:value-type="float" office:value="5.29208354809693E-020" calcext:value-type="float">
            <text:p>5.29E-20</text:p>
          </table:table-cell>
          <table:table-cell table:style-name="ce12" table:formula="of:=[.Q4]*[.$D$12]" office:value-type="float" office:value="8.46733367695508E-021" calcext:value-type="float">
            <text:p>8.47E-21</text:p>
          </table:table-cell>
          <table:table-cell table:style-name="ce12" table:formula="of:=[.R4]*[.$D$12]" office:value-type="float" office:value="2.64604177404846E-019" calcext:value-type="float">
            <text:p>2.65E-19</text:p>
          </table:table-cell>
          <table:table-cell table:style-name="ce12" table:formula="of:=[.S4]*[.$D$12]" office:value-type="float" office:value="1.17601856624376E-019" calcext:value-type="float">
            <text:p>1.18E-19</text:p>
          </table:table-cell>
          <table:table-cell table:style-name="ce12" table:formula="of:=[.T4]*[.$D$12]" office:value-type="float" office:value="6.61510443512116E-020" calcext:value-type="float">
            <text:p>6.62E-20</text:p>
          </table:table-cell>
          <table:table-cell table:style-name="ce12" table:formula="of:=[.U4]*[.$D$12]" office:value-type="float" office:value="4.23366683847754E-020" calcext:value-type="float">
            <text:p>4.23E-20</text:p>
          </table:table-cell>
          <table:table-cell table:style-name="ce21" table:formula="of:=-AVERAGEA([.B5:.U5])" office:value-type="float" office:value="-1.93619329240571E-019" calcext:value-type="float">
            <text:p>-1.94E-019</text:p>
          </table:table-cell>
          <table:table-cell table:style-name="Srodek" office:value-type="float" office:value="-1.602176565E-019" calcext:value-type="float" table:number-columns-spanned="3" table:number-rows-spanned="1">
            <text:p>-1.60E-019</text:p>
          </table:table-cell>
          <table:covered-table-cell table:number-columns-repeated="2" table:style-name="ce28"/>
          <table:table-cell table:style-name="ce29" office:value-type="string" calcext:value-type="string">
            <text:p>Tabelaryczne e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Maksymalne dopuszczalne natężenie 5A !</text:p>
          </table:table-cell>
          <table:covered-table-cell table:style-name="Default"/>
          <table:covered-table-cell table:style-name="ce16"/>
          <table:covered-table-cell table:number-columns-repeated="2" table:style-name="Default"/>
          <table:table-cell table:number-columns-repeated="16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16"/>
          <table:table-cell table:style-name="ce23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16"/>
          <table:table-cell table:style-name="ce24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Promień zwoju [cm]:</text:p>
          </table:table-cell>
          <table:covered-table-cell table:style-name="Default"/>
          <table:table-cell table:style-name="ce17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6"/>
          <table:table-cell table:style-name="ce23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7" table:number-rows-spanned="1">
            <text:p>Każda cewka ma 14 warstw po 11 zwojów czyli razem:</text:p>
          </table:table-cell>
          <table:covered-table-cell table:number-columns-repeated="4" table:style-name="Default"/>
          <table:covered-table-cell table:number-columns-repeated="2"/>
          <table:table-cell table:style-name="ce19" office:value-type="float" office:value="154" calcext:value-type="float">
            <text:p>154</text:p>
          </table:table-cell>
          <table:table-cell table:number-columns-repeated="14"/>
          <table:table-cell table:style-name="Default" table:number-columns-repeated="3"/>
          <table:table-cell/>
        </table:table-row>
        <table:table-row table:style-name="ro1">
          <table:table-cell table:style-name="ce8" office:value-type="string" calcext:value-type="string">
            <text:p>Stała:</text:p>
          </table:table-cell>
          <table:table-cell table:style-name="ce13" office:value-type="float" office:value="2480000000000" calcext:value-type="float" table:number-columns-spanned="3" table:number-rows-spanned="1">
            <text:p>2.48E+012</text:p>
          </table:table-cell>
          <table:covered-table-cell table:number-columns-repeated="2" table:style-name="ce8"/>
          <table:table-cell table:style-name="Default"/>
          <table:table-cell table:number-columns-repeated="17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Masa spoczynkowa elektronu [kg]</text:p>
          </table:table-cell>
          <table:covered-table-cell table:number-columns-repeated="2" table:style-name="ce14"/>
          <table:table-cell table:style-name="ce18" office:value-type="float" office:value="9.10938291E-031" calcext:value-type="float" table:number-columns-spanned="2" table:number-rows-spanned="1">
            <text:p>9.11E-031</text:p>
          </table:table-cell>
          <table:covered-table-cell table:style-name="Default"/>
          <table:table-cell table:number-columns-repeated="17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odek" style:family="table-cell" style:parent-style-name="Default" style:data-style-name="N60">
      <style:table-cell-properties fo:background-color="#7da647" style:text-align-source="fix" style:repeat-content="false" fo:border="0.06pt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6:51:19.376464942</meta:creation-date>
    <dc:date>2014-12-04T18:16:05.960765683</dc:date>
    <dc:creator>zbychu </dc:creator>
    <meta:editing-duration>PT38M32S</meta:editing-duration>
    <meta:editing-cycles>7</meta:editing-cycles>
    <meta:generator>LibreOffice/4.2.7.2$Linux_X86_64 LibreOffice_project/420m0$Build-2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48cm" xlink:href=".." xlink:type="simple" chart:class="chart:bar" chart:style-name="ch1">
        <chart:title svg:x="4.305cm" svg:y="0.346cm" chart:style-name="ch2">
          <text:p>Porównanie uzyskanej wartości e/m z tabelaryczną</text:p>
        </chart:title>
        <chart:legend chart:legend-position="end" svg:x="15.482cm" svg:y="4.726cm" style:legend-expansion="high" chart:style-name="ch3"/>
        <chart:plot-area chart:style-name="ch4" table:cell-range-address="Arkusz1.A4:Arkusz1.A4 Arkusz1.V4:Arkusz1.W4 Arkusz1.Z4:Arkusz1.Z4" chart:data-source-has-labels="column" svg:x="0.781cm" svg:y="1.014cm" svg:width="14.749cm" svg:height="9.208cm">
          <chartooo:coordinate-region svg:x="2.805cm" svg:y="1.213cm" svg:width="12.725cm" svg:height="8.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4:Arkusz1.V4" chart:label-cell-address="Arkusz1.A4:Arkusz1.A4" chart:class="chart:bar">
            <chart:data-point/>
          </chart:series>
          <chart:series chart:style-name="ch9" chart:values-cell-range-address="Arkusz1.W4:Arkusz1.W4" chart:label-cell-address="Arkusz1.Z4:Arkusz1.Z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/m [V/A^2]</text:p>
                <draw:g>
                  <svg:desc>Arkusz1.A4:Arkusz1.A4</svg:desc>
                </draw:g>
              </table:table-cell>
              <table:table-cell office:value-type="float" office:value="-212549336385.916">
                <text:p>-212549336385.916</text:p>
                <draw:g>
                  <svg:desc>Arkusz1.V4:Arkusz1.V4</svg:desc>
                </draw:g>
              </table:table-cell>
            </table:table-row>
            <table:table-row>
              <table:table-cell office:value-type="string">
                <text:p>Tabelaryczne e/m</text:p>
                <draw:g>
                  <svg:desc>Arkusz1.Z4:Arkusz1.Z4</svg:desc>
                </draw:g>
              </table:table-cell>
              <table:table-cell office:value-type="float" office:value="-175888201200">
                <text:p>-175888201200</text:p>
                <draw:g>
                  <svg:desc>Arkusz1.W4:Arkusz1.W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6cm" svg:height="10.572cm" xlink:href=".." xlink:type="simple" chart:class="chart:bar" chart:style-name="ch1">
        <chart:title svg:x="4.556cm" svg:y="0.347cm" chart:style-name="ch2">
          <text:p>Porównanie uzyskanej wartości e z tabelaryczną</text:p>
        </chart:title>
        <chart:legend chart:legend-position="end" svg:x="15.879cm" svg:y="4.738cm" style:legend-expansion="high" chart:style-name="ch3"/>
        <chart:plot-area chart:style-name="ch4" table:cell-range-address="Arkusz1.A5:Arkusz1.A5 Arkusz1.V5:Arkusz1.W5 Arkusz1.Z5:Arkusz1.Z5" chart:data-source-has-labels="column" svg:x="0.887cm" svg:y="1.015cm" svg:width="14.643cm" svg:height="9.245cm">
          <chartooo:coordinate-region svg:x="2.805cm" svg:y="1.214cm" svg:width="12.725cm" svg:height="8.8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V5:Arkusz1.V5" chart:label-cell-address="Arkusz1.A5:Arkusz1.A5" chart:class="chart:bar">
            <chart:data-point/>
          </chart:series>
          <chart:series chart:style-name="ch9" chart:values-cell-range-address="Arkusz1.W5:Arkusz1.W5" chart:label-cell-address="Arkusz1.Z5:Arkusz1.Z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Arkusz1.A5:Arkusz1.A5</svg:desc>
                </draw:g>
              </table:table-cell>
              <table:table-cell office:value-type="float" office:value="-1.93619329240571E-019">
                <text:p>-1.93619329240571E-019</text:p>
                <draw:g>
                  <svg:desc>Arkusz1.V5:Arkusz1.V5</svg:desc>
                </draw:g>
              </table:table-cell>
            </table:table-row>
            <table:table-row>
              <table:table-cell office:value-type="string">
                <text:p>Tabelaryczne e</text:p>
                <draw:g>
                  <svg:desc>Arkusz1.Z5:Arkusz1.Z5</svg:desc>
                </draw:g>
              </table:table-cell>
              <table:table-cell office:value-type="float" office:value="-1.602176565E-019">
                <text:p>-1.602176565E-019</text:p>
                <draw:g>
                  <svg:desc>Arkusz1.W5:Arkusz1.W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